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91pt"/>
    </style:style>
    <style:style style:name="co2" style:family="table-column">
      <style:table-column-properties fo:break-before="auto" style:column-width="453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docs.microsoft.com/en-us/dotnet/core/ </text:p>
          </table:table-cell>
          <table:table-cell/>
          <table:table-cell office:value-type="string" calcext:value-type="string">
            <text:p>.NET Core Gu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ttps://docs.microsoft.com/en-us/dotnet/core/tutorials/with-visual-studio </text:p>
          </table:table-cell>
          <table:table-cell/>
          <table:table-cell office:value-type="string" calcext:value-type="string">
            <text:p>Build a C# Hello World application with the .NET Core SDK in Visual Studio 20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devblogs.microsoft.com/dotnet/net-core-is-open-source/ </text:p>
          </table:table-cell>
          <table:table-cell/>
          <table:table-cell office:value-type="string" calcext:value-type="string">
            <text:p>.NET Core is Open Sour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ttps://devblogs.microsoft.com/dotnet/introducing-net-core/ </text:p>
          </table:table-cell>
          <table:table-cell/>
          <table:table-cell office:value-type="string" calcext:value-type="string">
            <text:p>Introducing .NET Co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ttps://devblogs.microsoft.com/dotnet/coreclr-is-now-open-source/ </text:p>
          </table:table-cell>
          <table:table-cell/>
          <table:table-cell office:value-type="string" calcext:value-type="string">
            <text:p>https://devblogs.microsoft.com/dotnet/coreclr-is-now-open-source/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ttps://github.com/dotnet/coreclr </text:p>
          </table:table-cell>
          <table:table-cell/>
          <table:table-cell office:value-type="string" calcext:value-type="string">
            <text:p>CoreCLR is the runtime for .NET Core. <text:s/>…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devblogs.microsoft.com/dotnet/introducing-net-5/ </text:p>
          </table:table-cell>
          <table:table-cell/>
          <table:table-cell office:value-type="string" calcext:value-type="string">
            <text:p>https://devblogs.microsoft.com/dotnet/introducing-net-5/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ttps://github.com/dotnet/corefx </text:p>
          </table:table-cell>
          <table:table-cell/>
          <table:table-cell office:value-type="string" calcext:value-type="string">
            <text:p>CoreFX is the foundational class libraries for .NET Core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docs.microsoft.com/en-us/dotnet/csharp/language-reference/tokens/interpolated </text:p>
          </table:table-cell>
          <table:table-cell/>
          <table:table-cell office:value-type="string" calcext:value-type="string">
            <text:p>$ - string interpolation (C# referenc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1:55:03.643000000</meta:creation-date>
    <meta:generator>LibreOffice/6.2.5.2$Windows_X86_64 LibreOffice_project/1ec314fa52f458adc18c4f025c545a4e8b22c159</meta:generator>
    <dc:date>2019-11-07T23:05:22</dc:date>
    <meta:editing-duration>PT1H9S</meta:editing-duration>
    <meta:editing-cycles>3</meta:editing-cycles>
    <meta:document-statistic meta:table-count="1" meta:cell-count="18" meta:object-count="0"/>
  </office:meta>
</office:document-meta>
</file>